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d09" officeooo:paragraph-rsid="0000d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hih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0-12-29T17:39:19.802000000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